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46000000645AC1A9F148D5FFDF.png" manifest:media-type="image/png"/>
  <manifest:file-entry manifest:full-path="Pictures/10000201000005200000017D8E9D717222FFD3D6.png" manifest:media-type="image/png"/>
  <manifest:file-entry manifest:full-path="Pictures/1000020100000200000002001C28E97D208B987D.png" manifest:media-type="image/png"/>
  <manifest:file-entry manifest:full-path="Pictures/10001CF60000EDF30000451EEA66C4D9EFB3A2DC.svg" manifest:media-type="image/svg+xml"/>
  <manifest:file-entry manifest:full-path="Pictures/100002010000049D000001A957E7CFFF7924122B.png" manifest:media-type="image/png"/>
  <manifest:file-entry manifest:full-path="Pictures/10000201000000AD000000ADC04399E61AF5DC59.png" manifest:media-type="image/png"/>
  <manifest:file-entry manifest:full-path="Pictures/10000201000003310000027D23D433427724789D.png" manifest:media-type="image/png"/>
  <manifest:file-entry manifest:full-path="Pictures/100002010000026A000000CEA8813BED1BD6900E.png" manifest:media-type="image/png"/>
  <manifest:file-entry manifest:full-path="Pictures/10000000000002A2000000A3B763B626459AF8F4.jpg" manifest:media-type="image/jpeg"/>
  <manifest:file-entry manifest:full-path="Pictures/1000000000001EBA00000981B1108E1BB50E189D.jpg" manifest:media-type="image/jpeg"/>
  <manifest:file-entry manifest:full-path="Pictures/100002010000128D000010AF9839972A5DB65A5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withoutfill">
      <style:graphic-properties svg:stroke-width="0.4cm" svg:stroke-color="#4d4d4d" draw:marker-start-width="0.6cm" draw:marker-end-width="0.6cm" draw:fill="none" draw:textarea-vertical-align="middle" fo:padding-top="0.325cm" fo:padding-bottom="0.325cm" fo:padding-left="0.45cm" fo:padding-right="0.45cm"/>
    </style:style>
    <style:style style:name="gr2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2.825cm" fo:min-width="2.576cm" fo:padding-top="0.275cm" fo:padding-bottom="0.275cm" fo:padding-left="0.4cm" fo:padding-right="0.4cm"/>
    </style:style>
    <style:style style:name="gr3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2.2cm" fo:min-width="1.95cm" fo:padding-top="0.275cm" fo:padding-bottom="0.275cm" fo:padding-left="0.4cm" fo:padding-right="0.4cm"/>
    </style:style>
    <style:style style:name="gr4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5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ffffff" fo:padding-top="0.365cm" fo:padding-bottom="0.365cm" fo:padding-left="0.49cm" fo:padding-right="0.49cm"/>
    </style:style>
    <style:style style:name="gr6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4d4d4d" fo:padding-top="0.258cm" fo:padding-bottom="0.258cm" fo:padding-left="0.383cm" fo:padding-right="0.383cm"/>
    </style:style>
    <style:style style:name="gr7" style:family="graphic" style:parent-style-name="standard">
      <style:graphic-properties draw:stroke="solid" svg:stroke-width="0.5cm" svg:stroke-color="#ffffff" draw:marker-start-width="1.5cm" draw:marker-end-width="1.5cm" draw:stroke-linejoin="miter" draw:fill="solid" draw:fill-color="#000000" fo:padding-top="0.508cm" fo:padding-bottom="0.508cm" fo:padding-left="0.633cm" fo:padding-right="0.633cm"/>
    </style:style>
    <style:style style:name="gr8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4d4d4d" draw:opacity="100%" fo:padding-top="0.258cm" fo:padding-bottom="0.258cm" fo:padding-left="0.383cm" fo:padding-right="0.383cm"/>
    </style:style>
    <style:style style:name="gr9" style:family="graphic" style:parent-style-name="standard">
      <style:graphic-properties draw:stroke="none" svg:stroke-width="0.021cm" draw:stroke-linejoin="miter" draw:fill="solid" draw:fill-color="#ffffff"/>
    </style:style>
    <style:style style:name="gr10" style:family="graphic" style:parent-style-name="standard">
      <style:graphic-properties draw:stroke="none" svg:stroke-width="0cm" svg:stroke-color="#ffffff" draw:marker-start-width="0.139cm" draw:marker-end-width="0.139cm" draw:stroke-linejoin="miter" draw:fill="solid" draw:fill-color="#006f9c" fo:padding-top="0.115cm" fo:padding-bottom="0.115cm" fo:padding-left="0.24cm" fo:padding-right="0.24cm"/>
    </style:style>
    <style:style style:name="gr11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000000" fo:padding-top="0.365cm" fo:padding-bottom="0.365cm" fo:padding-left="0.49cm" fo:padding-right="0.49cm"/>
    </style:style>
    <style:style style:name="gr12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006f9c" fo:padding-top="0.365cm" fo:padding-bottom="0.365cm" fo:padding-left="0.49cm" fo:padding-right="0.49cm"/>
    </style:style>
    <style:style style:name="gr13" style:family="graphic" style:parent-style-name="standard">
      <style:graphic-properties draw:stroke="none" svg:stroke-color="#000000" draw:fill="none" draw:fill-color="#ffffff" draw:fill-image-width="0cm" draw:fill-image-height="0cm" fo:min-height="1.33cm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fo:min-height="2.74cm"/>
    </style:style>
    <style:style style:name="gr15" style:family="graphic" style:parent-style-name="standard">
      <style:graphic-properties draw:stroke="none" svg:stroke-width="0.035cm" draw:stroke-linejoin="miter" draw:fill="solid" draw:fill-color="#ffc700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fill-image-width="0cm" draw:fill-image-height="0cm" fo:min-height="1.15cm"/>
    </style:style>
    <style:style style:name="gr18" style:family="graphic" style:parent-style-name="standard">
      <style:graphic-properties draw:stroke="solid" svg:stroke-width="0.06cm" svg:stroke-color="#de2c68" draw:stroke-linejoin="miter" draw:fill="none" fo:padding-top="0.155cm" fo:padding-bottom="0.155cm" fo:padding-left="0.28cm" fo:padding-right="0.28cm"/>
    </style:style>
    <style:style style:name="gr19" style:family="graphic" style:parent-style-name="standard">
      <style:graphic-properties draw:stroke="solid" svg:stroke-width="0.325cm" svg:stroke-color="#de2c68" draw:stroke-linejoin="miter" draw:fill="none" fo:padding-top="0.287cm" fo:padding-bottom="0.287cm" fo:padding-left="0.412cm" fo:padding-right="0.412cm"/>
    </style:style>
    <style:style style:name="gr20" style:family="graphic" style:parent-style-name="standard">
      <style:graphic-properties draw:stroke="none" svg:stroke-width="0.051cm" draw:stroke-linejoin="miter" draw:fill="solid" draw:fill-color="#ffcc33"/>
    </style:style>
    <style:style style:name="gr21" style:family="graphic" style:parent-style-name="standard">
      <style:graphic-properties draw:stroke="none" svg:stroke-width="0.053cm" draw:stroke-linejoin="miter" draw:fill="solid" draw:fill-color="#ffcc33"/>
    </style:style>
    <style:style style:name="gr22" style:family="graphic" style:parent-style-name="standard">
      <style:graphic-properties draw:stroke="none" svg:stroke-width="0.04cm" draw:stroke-linejoin="miter" draw:fill="solid" draw:fill-color="#000000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76cm, 1.34cm, 1.34cm, 1.335cm)" draw:image-opacity="100%" style:mirror="none"/>
    </style:style>
    <style:style style:name="gr24" style:family="graphic" style:parent-style-name="standard">
      <style:graphic-properties draw:stroke="none" svg:stroke-width="0.151cm" draw:stroke-linejoin="miter" draw:fill="solid" draw:fill-color="#ffffff"/>
    </style:style>
    <style:style style:name="gr25" style:family="graphic" style:parent-style-name="standard">
      <style:graphic-properties draw:stroke="none" svg:stroke-width="0.151cm" draw:stroke-linejoin="miter" draw:fill="solid" draw:fill-color="#000000"/>
    </style:style>
    <style:style style:name="gr26" style:family="graphic" style:parent-style-name="standard">
      <style:graphic-properties draw:stroke="none" svg:stroke-width="0.062cm" draw:stroke-linejoin="miter" draw:fill="solid" draw:fill-color="#ffffff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25cm, 1.222cm, 2.39cm, 1.293cm)" draw:image-opacity="100%" style:mirror="none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language="en" fo:country="US"/>
    </style:style>
    <style:style style:name="P2" style:family="paragraph">
      <loext:graphic-properties draw:fill="solid" draw:fill-color="#ffffff"/>
      <style:text-properties fo:language="en" fo:country="US"/>
    </style:style>
    <style:style style:name="P3" style:family="paragraph">
      <loext:graphic-properties draw:fill="solid" draw:fill-color="#4d4d4d"/>
      <style:text-properties fo:language="en" fo:country="US"/>
    </style:style>
    <style:style style:name="P4" style:family="paragraph">
      <loext:graphic-properties draw:fill="solid" draw:fill-color="#000000"/>
      <style:text-properties fo:language="en" fo:country="US"/>
    </style:style>
    <style:style style:name="P5" style:family="paragraph">
      <loext:graphic-properties draw:fill="solid" draw:fill-color="#4d4d4d" draw:opacity="100%"/>
      <style:text-properties fo:language="en" fo:country="US"/>
    </style:style>
    <style:style style:name="P6" style:family="paragraph">
      <loext:graphic-properties draw:fill="solid" draw:fill-color="#006f9c"/>
      <style:text-properties fo:language="en" fo:country="US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 draw:fill-image-width="0cm" draw:fill-image-height="0cm"/>
      <style:paragraph-properties fo:text-align="center"/>
      <style:text-properties style:font-name="PT Sans" fo:font-size="34pt" fo:language="en" fo:country="US" fo:font-weight="bold" style:font-size-asian="32pt" style:font-weight-asian="bold" style:font-size-complex="32pt" style:font-weight-complex="bold"/>
    </style:style>
    <style:style style:name="P9" style:family="paragraph">
      <loext:graphic-properties draw:fill="none" draw:fill-color="#ffffff" draw:fill-image-width="0cm" draw:fill-image-height="0cm"/>
      <style:paragraph-properties fo:text-align="center"/>
      <style:text-properties style:font-name="PT Sans" fo:font-size="34pt" fo:language="en" fo:country="US" fo:font-weight="bold" style:font-size-asian="34pt" style:font-weight-asian="bold" style:font-size-complex="34pt" style:font-weight-complex="bold"/>
    </style:style>
    <style:style style:name="P10" style:family="paragraph">
      <loext:graphic-properties draw:fill="solid" draw:fill-color="#ffc700"/>
      <style:text-properties fo:language="en" fo:country="US"/>
    </style:style>
    <style:style style:name="P11" style:family="paragraph">
      <loext:graphic-properties draw:fill="none" draw:fill-color="#ffffff" draw:fill-image-width="0cm" draw:fill-image-height="0cm"/>
      <style:paragraph-properties fo:text-align="center"/>
      <style:text-properties style:font-name="PT Sans" fo:font-size="24pt" fo:language="en" fo:country="US" fo:font-weight="normal" style:font-size-asian="24pt" style:font-weight-asian="normal" style:font-size-complex="24pt" style:font-weight-complex="normal"/>
    </style:style>
    <style:style style:name="P12" style:family="paragraph">
      <loext:graphic-properties draw:fill="none"/>
      <style:text-properties fo:language="en" fo:country="US"/>
    </style:style>
    <style:style style:name="P13" style:family="paragraph">
      <loext:graphic-properties draw:fill="solid" draw:fill-color="#ffcc33"/>
      <style:text-properties fo:language="en" fo:country="US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T1" style:family="text">
      <style:text-properties style:font-name="PT Sans" fo:font-size="32pt" fo:language="en" fo:country="US" fo:font-weight="bold" style:font-size-asian="32pt" style:font-weight-asian="bold" style:font-size-complex="32pt" style:font-weight-complex="bold"/>
    </style:style>
    <style:style style:name="T2" style:family="text">
      <style:text-properties style:font-name="PT Sans" fo:font-size="66pt" fo:language="en" fo:country="US" fo:font-weight="bold" style:font-size-asian="66pt" style:font-weight-asian="bold" style:font-size-complex="66pt" style:font-weight-complex="bold"/>
    </style:style>
    <style:style style:name="T3" style:family="text">
      <style:text-properties style:font-name="PT Sans" fo:font-size="24pt" fo:language="en" fo:country="US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olyline draw:style-name="gr1" draw:text-style-name="P1" draw:layer="layout" svg:width="1.934cm" svg:height="3.067cm" svg:x="26.507cm" svg:y="8.835cm" svg:viewBox="0 0 1935 3068" draw:points="1935,3068 834,0 0,3068">
              <text:p/>
            </draw:polyline>
            <draw:line draw:style-name="gr1" draw:text-style-name="P1" draw:layer="layout" svg:x1="27.708cm" svg:y1="9.935cm" svg:x2="27.041cm" svg:y2="9.935cm">
              <text:p/>
            </draw:line>
            <draw:line draw:style-name="gr1" draw:text-style-name="P1" draw:layer="layout" svg:x1="27.974cm" svg:y1="10.569cm" svg:x2="26.84cm" svg:y2="10.569cm">
              <text:p/>
            </draw:line>
          </draw:g>
          <draw:custom-shape draw:style-name="gr2" draw:text-style-name="P1" draw:layer="layout" svg:width="4.772cm" svg:height="4.771cm" svg:x="24.996cm" svg:y="6.5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888cm" svg:height="3.888cm" svg:x="25.438cm" svg:y="6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0.2cm" draw:transform="rotate (1.5707963267949) translate (24.831cm 9.9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01cm" svg:height="0.2cm" draw:transform="rotate (1.5707963267949) translate (24.698cm 8.8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01cm" svg:height="0.2cm" draw:transform="rotate (1.5707963267949) translate (25.032cm 7.768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5.765cm 6.86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6.799cm 6.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7.901cm 6.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8.902cm 6.96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9.669cm 7.901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9.903cm 8.968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9.703cm 10.0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9.236cm 10.903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5.334cm 10.903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</draw:g>
        <draw:g>
          <draw:path draw:style-name="gr5" draw:text-style-name="P2" draw:layer="layout" svg:width="1.002cm" svg:height="1.111cm" draw:transform="rotate (-0.12618730491919) translate (18.1578322488526cm 7.6170314796334cm)" svg:viewBox="0 0 1003 1112" svg:d="M104 487c0-53 4-107 22-158 54-146 20-81 114-191 118-123 262-163 423-123 232 57 368 270 335 512-29 214-228 378-456 375-64-1-128-5-191 15-158 50-235 101-277 195-15-71-45-139-74-208 136-117 104-195 104-417z">
            <text:p/>
          </draw:path>
          <draw:polygon draw:style-name="gr6" draw:text-style-name="P3" draw:layer="layout" svg:width="2.647cm" svg:height="2.842cm" svg:x="14.069cm" svg:y="9.65cm" svg:viewBox="0 0 2648 2843" draw:points="2648,0 2573,1860 1,2843 0,0">
            <text:p/>
          </draw:polygon>
          <draw:polyline draw:style-name="gr7" draw:text-style-name="P4" draw:layer="layout" svg:width="0.958cm" svg:height="8.472cm" svg:x="17.4cm" svg:y="3.47cm" svg:viewBox="0 0 959 8473" draw:points="0,0 262,2288 450,2551 667,4070 673,4702 959,8072 346,8473">
            <text:p/>
          </draw:polyline>
          <draw:polygon draw:style-name="gr6" draw:text-style-name="P3" draw:layer="layout" svg:width="3.492cm" svg:height="2.512cm" svg:x="14.079cm" svg:y="7.217cm" svg:viewBox="0 0 3493 2513" draw:points="0,2513 13,0 2296,852 3493,2513">
            <text:p/>
          </draw:polygon>
          <draw:polygon draw:style-name="gr8" draw:text-style-name="P5" draw:layer="layout" svg:width="1.664cm" svg:height="6.348cm" svg:x="12.544cm" svg:y="6.138cm" svg:viewBox="0 0 1665 6349" draw:points="1529,6349 0,5527 0,3587 149,3437 169,2242 279,1987 390,1541 384,1326 577,675 732,1303 751,1510 801,1891 1036,1054 1036,781 1268,0 1518,838 1552,1072 1665,1787 1658,3380 1554,3692">
            <text:p/>
          </draw:polygon>
          <draw:polygon draw:style-name="gr6" draw:text-style-name="P3" draw:layer="layout" svg:width="1.908cm" svg:height="8.472cm" svg:x="16.449cm" svg:y="3.47cm" svg:viewBox="0 0 1909 8473" draw:points="1212,2288 1400,2551 1617,4070 1623,4702 1909,8072 1296,8473 0,8117 218,5005 247,4173 316,3693 377,2644 589,2377 750,56 950,0">
            <text:p/>
          </draw:polygon>
          <draw:g>
            <draw:path draw:style-name="gr9" draw:text-style-name="P2" draw:layer="layout" svg:width="0.969cm" svg:height="1.216cm" svg:x="13.129cm" svg:y="9.189cm" svg:viewBox="0 0 970 1217" svg:d="M34 652c26-5 48-10 71-13 4 0 8 0 11 2 19 11 36 25 50 35-8 54-17 105-21 156-5 50 2 99 23 145 31 63 78 75 139 46 50-24 91-61 128-103 137-153 218-331 233-537 3-49 3-96-9-144-4-19-11-36-19-51-24-43-61-55-102-32-31 17-59 37-85 60-56 50-102 110-143 172-7 12-13 14-27 12-28-7-55-14-61-49-2-10-9-19-16-25-13-13-10-25 0-38 34-45 65-94 101-138 44-58 103-100 171-129 97-40 184-22 264 43 71 57 120 129 155 209 54 118 77 241 72 371-5 121-37 233-112 332-58 75-129 132-214 174-97 48-200 70-308 66-67-3-130-18-190-47-70-37-111-97-130-172-30-119-11-232 19-345z">
              <text:p/>
            </draw:path>
            <draw:path draw:style-name="gr9" draw:text-style-name="P2" draw:layer="layout" svg:width="0.53cm" svg:height="0.359cm" svg:x="13.017cm" svg:y="9.493cm" svg:viewBox="0 0 531 360" svg:d="M177 171c-49 40-98 43-140 9-36-29-48-81-26-124 22-44 70-65 118-52 51 14 77 57 73 123 21 6 41 12 61 17 80 21 158 44 237 65 22 5 28 13 31 37 2 45-17 82-53 107-17 11-29 10-46-2-80-57-160-114-240-171-4-3-10-6-15-9z">
              <text:p/>
            </draw:path>
          </draw:g>
        </draw:g>
        <draw:g>
          <draw:path draw:style-name="gr5" draw:text-style-name="P2" draw:layer="layout" svg:width="1.647cm" svg:height="2.175cm" svg:x="18.305cm" svg:y="7.067cm" svg:viewBox="0 0 1648 2176" svg:d="M20 1243c9-69 214-641 227-666 49-85 93-173 144-258 65-109 160-198 269-260 160-88 317-75 471 21 132 82 234 198 312 331 119 194 185 405 201 631 18 210-16 415-126 599-85 143-197 259-336 352-161 104-335 163-522 180-116 9-232-4-341-45-129-47-214-147-262-273-72-210-65-411-37-612z">
            <text:p/>
          </draw:path>
          <draw:path draw:style-name="gr5" draw:text-style-name="P2" draw:layer="layout" svg:width="2.2cm" svg:height="2.439cm" svg:x="23.173cm" svg:y="6.419cm" svg:viewBox="0 0 2201 2440" svg:d="M228 1069c0-117 8-236 50-346 116-321 42-178 249-419 259-271 574-359 928-271 509 125 808 592 735 1123-65 470-500 831-1001 823-141-2-280-10-419 33-346 110-515 221-607 428-33-157-101-305-163-457 299-258 228-428 228-914z">
            <text:p/>
          </draw:path>
          <draw:path draw:style-name="gr10" draw:text-style-name="P6" draw:layer="layout" svg:width="0.942cm" svg:height="1.331cm" svg:x="21.958cm" svg:y="0.544cm" svg:viewBox="0 0 943 1332" svg:d="M630 517c165 6 270-61 304-191 31-116-23-242-132-296-110-59-242-28-320 68-87 105-76 231 32 362-29 41-63 81-95 122-129 164-263 327-392 491-34 44-37 72-6 119 63 96 157 144 269 140 54 0 76-21 92-71 78-236 160-474 238-710 0-6 7-21 10-34z">
            <text:p/>
          </draw:path>
          <draw:path draw:style-name="gr10" draw:text-style-name="P6" draw:layer="layout" svg:width="4.37cm" svg:height="7.135cm" svg:x="19.548cm" svg:y="4.474cm" svg:viewBox="0 0 4371 7136" svg:d="M4167 7136c112 0 201-88 204-201 3-111-88-207-201-207l-343-7c9-19 16-44 19-68 13-95-44-187-132-221l-2485-876 2310-554c96-25 163-113 157-211-7-100-82-182-180-191l-2149-255 1958-1228c72-44 109-129 91-211-16-81-81-147-163-163l-1273-224 1008-301c79-23 136-91 146-173 11-82-30-160-102-201l-1301-750 950-729c88-67 106-196 37-286-68-88-197-105-286-38l-1191 914c-56 41-87 109-79 176 4 69 45 131 102 164l1155 665-1382 409c-94 26-151 112-147 207 6 95 75 173 170 191l1605 283-2001 1249c-75 46-108 134-92 219 22 85 89 145 174 157l1592 186-1872 450c-88 21-152 99-155 188-5 91 51 173 136 204l2190 783-2445 157c-110 6-195 99-192 207 4 110 92 198 201 201l3962 85z">
            <text:p/>
          </draw:path>
          <draw:path draw:style-name="gr11" draw:text-style-name="P4" draw:layer="layout" svg:width="3.222cm" svg:height="9.039cm" svg:x="21.095cm" svg:y="3.163cm" svg:viewBox="0 0 3223 9040" svg:d="M0 0h866l2344 8355c0 0 3 10 3 23 7 18 10 35 10 53 0 336-1206 609-2690 609">
            <text:p/>
          </draw:path>
          <draw:path draw:style-name="gr12" draw:text-style-name="P6" draw:layer="layout" svg:width="0.956cm" svg:height="0.553cm" svg:x="18.001cm" svg:y="7.6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<text:p/>
          </draw:path>
          <draw:path draw:style-name="gr10" draw:text-style-name="P6" draw:layer="layout" svg:width="5.385cm" svg:height="9.039cm" svg:x="18.932cm" svg:y="3.163cm" svg:viewBox="0 0 5386 9040" svg:d="M17 8494c-10-19-17-44-17-63 0-9 0-15 0-18-3-85 28-167 28-167 255-940 1512-5552 1519-5546-4 12 616-2700 616-2700h866l2344 8355c0 0 3 10 3 23 7 18 10 35 10 53 0 336-1206 609-2690 609-1216 0-2243-185-2576-433-54-28-85-69-103-113zM2856 886l-317 44-1363 6781c273 54 634 95 1033 116 155-6 318-11 487-11 179 0 356 5 531 15 312-18 619-48 902-100z">
            <text:p/>
          </draw:path>
          <draw:path draw:style-name="gr10" draw:text-style-name="P6" draw:layer="layout" svg:width="2.995cm" svg:height="2.633cm" svg:x="20.431cm" svg:y="0.652cm" svg:viewBox="0 0 2996 2634" svg:d="M2388 662c-79-61-298 191-239 250 98 98 193 189 283 289 82 95 142 208 167 333 34 179-48 273-219 304-139 27-280 10-416-21-511-113-946-358-1287-760-79-91-151-194-198-306-17-44-31-89-38-137-19-122 38-204 164-214 88-10 178-10 263-3 191 16 374 75 552 139 30 11 48 11 70-17 107-85 130-217 100-255 7-49-65-78-109-93-136-44-273-95-412-132-182-51-365-51-546-7-258 64-412 232-481 487-57 221-54 443-6 664 68 325 204 615 408 873 195 242 430 426 729 515 232 72 468 78 706 37 273-47 519-153 733-327 132-106 242-232 317-385 91-180 82-368 10-548-108-291-321-502-551-686z">
            <text:p/>
          </draw:path>
          <draw:path draw:style-name="gr10" draw:text-style-name="P6" draw:layer="layout" svg:width="2.2cm" svg:height="2.439cm" svg:x="23.174cm" svg:y="6.418cm" svg:viewBox="0 0 2201 2440" svg:d="M228 1069c0-117 8-236 50-346 116-321 557-446 826-231 130 103 183 318 120 487-66 172-191 240-432 235-39 0-109-42-115 30-2 53 60 108 106 113 303 35 574-133 629-384 60-282-60-576-351-674-150-51-384-46-534 5 259-271 574-359 928-271 509 125 808 592 735 1123-65 470-500 831-1001 823-141-2-280-10-419 33-346 110-515 221-607 428-33-157-101-305-163-457 299-258 228-428 228-914z">
            <text:p/>
          </draw:path>
          <draw:path draw:style-name="gr10" draw:text-style-name="P6" draw:layer="layout" svg:width="0.956cm" svg:height="0.553cm" svg:x="18.002cm" svg:y="7.6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<text:p/>
          </draw:path>
          <draw:path draw:style-name="gr10" draw:text-style-name="P6" draw:layer="layout" svg:width="1.647cm" svg:height="2.175cm" svg:x="18.305cm" svg:y="7.067cm" svg:viewBox="0 0 1648 2176" svg:d="M20 1243c9-69 238-45 238 13-3 96-11 188-8 279 5 88 25 170 72 249 65 106 150 116 253 52 82-52 146-128 201-206 205-296 309-623 293-984-3-85-13-167-44-248-10-31-28-63-44-85-48-72-116-87-185-35-48 38-95 79-132 123-89 98-154 211-213 330-10 21-20 28-44 25-92 6-167-53-170-82-28-21-3-72 10-97 49-85 93-173 144-258 65-109 160-198 269-260 160-88 317-75 471 21 132 82 234 198 312 331 119 194 185 405 201 631 18 210-16 415-126 599-85 143-197 259-336 352-161 104-335 163-522 180-116 9-232-4-341-45-129-47-214-147-262-273-72-210-65-411-37-612z">
            <text:p/>
          </draw:path>
        </draw:g>
        <draw:frame draw:style-name="gr13" draw:text-style-name="P8" draw:layer="layout" svg:width="9.3cm" svg:height="1.58cm" svg:x="23.9cm" svg:y="0.8cm">
          <draw:text-box>
            <text:p text:style-name="P7"><text:span text:style-name="T1">JUNE 05-11, 2017</text:span></text:p>
          </draw:text-box>
        </draw:frame>
        <draw:frame draw:style-name="gr14" draw:text-style-name="P9" draw:layer="layout" svg:width="9.9cm" svg:height="2.99cm" svg:x="26.9cm" svg:y="2.8cm">
          <draw:text-box>
            <text:p text:style-name="P7"><text:span text:style-name="T2">#WBM10</text:span></text:p>
          </draw:text-box>
        </draw:frame>
        <draw:g>
          <draw:path draw:style-name="gr15" draw:text-style-name="P10" draw:layer="layout" svg:width="0.388cm" svg:height="0.509cm" svg:x="41.353cm" svg:y="2.478cm" svg:viewBox="0 0 389 510" svg:d="M223 0c-72 0-147 43-147 43v-34h-76v501h76v-405c0 0 68-38 135-38 89 0 103 61 103 184v259h75v-260c0-172-33-250-166-250z">
            <text:p/>
          </draw:path>
          <draw:path draw:style-name="gr15" draw:text-style-name="P10" draw:layer="layout" svg:width="0.401cm" svg:height="0.52cm" svg:x="41.879cm" svg:y="2.478cm" svg:viewBox="0 0 402 521" svg:d="M76 232c1-116 51-169 130-169 81 0 122 50 122 169zM206 0c-126 0-206 85-206 263 0 161 53 258 200 258 83 0 185-16 185-16l-2-60c0 0-108 10-179 10-97 0-127-72-127-164h321l4-56c0-159-70-235-196-235z">
            <text:p/>
          </draw:path>
          <draw:path draw:style-name="gr15" draw:text-style-name="P10" draw:layer="layout" svg:width="0.301cm" svg:height="0.663cm" svg:x="42.36cm" svg:y="2.336cm" svg:viewBox="0 0 302 664" svg:d="M217 596c-60 0-73-37-73-141v-235h150v-66h-150v-154h-75v154h-69v66h69v262c0 133 40 182 140 182 35 0 93-10 93-10l-4-63c0 0-54 5-81 5z">
            <text:p/>
          </draw:path>
          <draw:path draw:style-name="gr15" draw:text-style-name="P10" draw:layer="layout" svg:width="0.434cm" svg:height="0.716cm" svg:x="42.848cm" svg:y="2.282cm" svg:viewBox="0 0 435 717" svg:d="M256 73c67 0 174 17 174 17l5-68c0 0-99-22-187-22-199 0-248 131-248 360 0 223 45 357 248 357 76 0 185-21 185-21l-3-69c0 0-113 17-172 17-154 0-178-102-178-284 0-186 25-287 176-287z">
            <text:p/>
          </draw:path>
          <draw:path draw:style-name="gr15" draw:text-style-name="P10" draw:layer="layout" svg:width="0.417cm" svg:height="0.52cm" svg:x="43.381cm" svg:y="2.478cm" svg:viewBox="0 0 418 521" svg:d="M211 455c-112 0-134-72-134-201s31-188 134-188c95 0 130 66 130 189s-18 200-130 200zM211 0c-158 0-211 90-211 254 0 172 46 267 211 267 163 0 207-103 207-266 0-161-56-255-207-255z">
            <text:p/>
          </draw:path>
          <draw:path draw:style-name="gr15" draw:text-style-name="P10" draw:layer="layout" svg:width="0.68cm" svg:height="0.509cm" svg:x="43.953cm" svg:y="2.478cm" svg:viewBox="0 0 681 510" svg:d="M514 0c-69 0-177 49-177 49-28-30-60-49-125-49-61 0-136 45-136 45v-36h-76v501h76v-403c0 0 64-40 125-40 82 0 107 57 107 185v258h73v-260c0-66-6-120-15-143 0 0 75-40 137-40 91 0 103 58 103 187v256h75v-260c0-174-35-250-167-250z">
            <text:p/>
          </draw:path>
          <draw:path draw:style-name="gr15" draw:text-style-name="P10" draw:layer="layout" svg:width="0.68cm" svg:height="0.509cm" svg:x="44.815cm" svg:y="2.478cm" svg:viewBox="0 0 681 510" svg:d="M514 0c-69 0-177 49-177 49-28-30-60-49-125-49-61 0-136 45-136 45v-36h-76v501h76v-403c0 0 64-40 125-40 82 0 107 57 107 185v258h73v-260c0-66-6-120-15-143 0 0 75-40 137-40 91 0 103 58 103 187v256h75v-260c0-174-35-250-167-250z">
            <text:p/>
          </draw:path>
          <draw:path draw:style-name="gr15" draw:text-style-name="P10" draw:layer="layout" svg:width="0.417cm" svg:height="0.52cm" svg:x="45.632cm" svg:y="2.478cm" svg:viewBox="0 0 418 521" svg:d="M211 455c-112 0-134-72-134-201s31-188 134-188c95 0 130 66 130 189s-18 200-130 200zM211 0c-158 0-211 90-211 254 0 172 46 267 211 267 163 0 207-103 207-266 0-161-56-255-207-255z">
            <text:p/>
          </draw:path>
          <draw:path draw:style-name="gr15" draw:text-style-name="P10" draw:layer="layout" svg:width="0.388cm" svg:height="0.509cm" svg:x="46.2cm" svg:y="2.478cm" svg:viewBox="0 0 389 510" svg:d="M223 0c-72 0-147 43-147 43v-34h-76v501h76v-405c0 0 68-38 135-38 89 0 103 61 103 184v259h75v-260c0-172-33-250-166-250z">
            <text:p/>
          </draw:path>
          <draw:path draw:style-name="gr15" draw:text-style-name="P10" draw:layer="layout" svg:width="0.367cm" svg:height="0.52cm" svg:x="46.732cm" svg:y="2.478cm" svg:viewBox="0 0 368 521" svg:d="M193 220c-94-16-117-32-117-77 0-57 45-77 103-77 60 0 170 16 170 16l3-63c0 0-101-19-177-19-87 0-175 38-175 146 0 96 58 121 171 141 99 17 122 29 122 80 0 69-42 88-122 88-51 0-162-16-162-16l-4 63c0 0 110 19 173 19 115 0 190-39 190-157 0-95-47-122-175-144z">
            <text:p/>
          </draw:path>
          <draw:polygon draw:style-name="gr15" draw:text-style-name="P10" draw:layer="layout" svg:width="0.296cm" svg:height="0.47cm" svg:x="38.72cm" svg:y="2.453cm" svg:viewBox="0 0 297 471" draw:points="297,0 0,227 193,471">
            <text:p/>
          </draw:polygon>
          <draw:polygon draw:style-name="gr15" draw:text-style-name="P10" draw:layer="layout" svg:width="0.278cm" svg:height="0.189cm" svg:x="38.332cm" svg:y="2.672cm" svg:viewBox="0 0 279 190" draw:points="0,190 279,20 99,0">
            <text:p/>
          </draw:polygon>
          <draw:polygon draw:style-name="gr15" draw:text-style-name="P10" draw:layer="layout" svg:width="0.505cm" svg:height="0.47cm" svg:x="39.891cm" svg:y="1.271cm" svg:viewBox="0 0 506 471" draw:points="455,0 0,310 506,471">
            <text:p/>
          </draw:polygon>
          <draw:polygon draw:style-name="gr15" draw:text-style-name="P10" draw:layer="layout" svg:width="0.524cm" svg:height="0.243cm" svg:x="38.346cm" svg:y="2.709cm" svg:viewBox="0 0 525 244" draw:points="333,0 0,202 525,244">
            <text:p/>
          </draw:polygon>
          <draw:polygon draw:style-name="gr15" draw:text-style-name="P10" draw:layer="layout" svg:width="0.676cm" svg:height="0.639cm" svg:x="39.331cm" svg:y="1.628cm" svg:viewBox="0 0 677 640" draw:points="0,441 677,640 478,0">
            <text:p/>
          </draw:polygon>
          <draw:polygon draw:style-name="gr15" draw:text-style-name="P10" draw:layer="layout" svg:width="0.528cm" svg:height="0.626cm" svg:x="39.858cm" svg:y="1.622cm" svg:viewBox="0 0 529 627" draw:points="197,627 529,167 0,0">
            <text:p/>
          </draw:polygon>
          <draw:polygon draw:style-name="gr15" draw:text-style-name="P10" draw:layer="layout" svg:width="0.506cm" svg:height="0.76cm" svg:x="39.819cm" svg:y="0.79cm" svg:viewBox="0 0 507 761" draw:points="32,761 507,437 0,0">
            <text:p/>
          </draw:polygon>
          <draw:polygon draw:style-name="gr15" draw:text-style-name="P10" draw:layer="layout" svg:width="0.258cm" svg:height="0.262cm" svg:x="41.87cm" svg:y="1.647cm" svg:viewBox="0 0 259 263" draw:points="13,0 0,263 259,103">
            <text:p/>
          </draw:polygon>
          <draw:polygon draw:style-name="gr15" draw:text-style-name="P10" draw:layer="layout" svg:width="0.268cm" svg:height="0.235cm" svg:x="41.643cm" svg:y="1.343cm" svg:viewBox="0 0 269 236" draw:points="269,0 0,59 204,236">
            <text:p/>
          </draw:polygon>
          <draw:polygon draw:style-name="gr15" draw:text-style-name="P10" draw:layer="layout" svg:width="0.228cm" svg:height="0.431cm" svg:x="41.597cm" svg:y="1.447cm" svg:viewBox="0 0 229 432" draw:points="0,432 229,177 23,0">
            <text:p/>
          </draw:polygon>
          <draw:polygon draw:style-name="gr15" draw:text-style-name="P10" draw:layer="layout" svg:width="0.216cm" svg:height="0.241cm" svg:x="41.616cm" svg:y="1.69cm" svg:viewBox="0 0 217 242" draw:points="217,0 0,242 205,242">
            <text:p/>
          </draw:polygon>
          <draw:polygon draw:style-name="gr15" draw:text-style-name="P10" draw:layer="layout" svg:width="0.176cm" svg:height="0.424cm" svg:x="39.087cm" svg:y="2.149cm" svg:viewBox="0 0 177 425" draw:points="177,0 0,243 167,425">
            <text:p/>
          </draw:polygon>
          <draw:polygon draw:style-name="gr15" draw:text-style-name="P10" draw:layer="layout" svg:width="0.269cm" svg:height="0.161cm" svg:x="41.944cm" svg:y="1.551cm" svg:viewBox="0 0 270 162" draw:points="270,0 0,69 223,162">
            <text:p/>
          </draw:polygon>
          <draw:polygon draw:style-name="gr15" draw:text-style-name="P10" draw:layer="layout" svg:width="0.295cm" svg:height="0.23cm" svg:x="41.898cm" svg:y="1.348cm" svg:viewBox="0 0 296 231" draw:points="63,0 0,231 296,157">
            <text:p/>
          </draw:polygon>
          <draw:polygon draw:style-name="gr15" draw:text-style-name="P10" draw:layer="layout" svg:width="0.371cm" svg:height="0.166cm" svg:x="42.218cm" svg:y="1.547cm" svg:viewBox="0 0 372 167" draw:points="372,99 49,0 0,167">
            <text:p/>
          </draw:polygon>
          <draw:polygon draw:style-name="gr15" draw:text-style-name="P10" draw:layer="layout" svg:width="0.683cm" svg:height="0.641cm" svg:x="40.086cm" svg:y="1.823cm" svg:viewBox="0 0 684 642" draw:points="337,0 0,466 684,642">
            <text:p/>
          </draw:polygon>
          <draw:polygon draw:style-name="gr15" draw:text-style-name="P10" draw:layer="layout" svg:width="0.786cm" svg:height="0.501cm" svg:x="39.964cm" svg:y="2.333cm" svg:viewBox="0 0 787 502" draw:points="100,0 0,502 787,177">
            <text:p/>
          </draw:polygon>
          <draw:polygon draw:style-name="gr15" draw:text-style-name="P10" draw:layer="layout" svg:width="0.664cm" svg:height="0.693cm" svg:x="39.352cm" svg:y="2.126cm" svg:viewBox="0 0 665 694" draw:points="665,194 0,0 565,694">
            <text:p/>
          </draw:polygon>
          <draw:polygon draw:style-name="gr15" draw:text-style-name="P10" draw:layer="layout" svg:width="0.551cm" svg:height="0.663cm" svg:x="39.3cm" svg:y="2.154cm" svg:viewBox="0 0 552 664" draw:points="11,0 0,464 552,664">
            <text:p/>
          </draw:polygon>
          <draw:polygon draw:style-name="gr15" draw:text-style-name="P10" draw:layer="layout" svg:width="0.292cm" svg:height="0.469cm" svg:x="41.279cm" svg:y="1.441cm" svg:viewBox="0 0 293 470" draw:points="293,0 0,247 267,470">
            <text:p/>
          </draw:polygon>
          <draw:polygon draw:style-name="gr15" draw:text-style-name="P10" draw:layer="layout" svg:width="0.651cm" svg:height="0.714cm" svg:x="40.868cm" svg:y="1.728cm" svg:viewBox="0 0 652 715" draw:points="379,0 0,715 652,227">
            <text:p/>
          </draw:polygon>
          <draw:polygon draw:style-name="gr15" draw:text-style-name="P10" draw:layer="layout" svg:width="0.732cm" svg:height="0.722cm" svg:x="40.465cm" svg:y="1.718cm" svg:viewBox="0 0 733 723" draw:points="733,0 0,80 348,723">
            <text:p/>
          </draw:polygon>
          <draw:polygon draw:style-name="gr15" draw:text-style-name="P10" draw:layer="layout" svg:width="0.671cm" svg:height="0.707cm" svg:x="38.668cm" svg:y="0.614cm" svg:viewBox="0 0 672 708" draw:points="567,708 672,376 0,0">
            <text:p/>
          </draw:polygon>
          <draw:polygon draw:style-name="gr15" draw:text-style-name="P10" draw:layer="layout" svg:width="0.54cm" svg:height="0.443cm" svg:x="39.205cm" svg:y="0.502cm" svg:viewBox="0 0 541 444" draw:points="177,444 541,243 0,0">
            <text:p/>
          </draw:polygon>
          <draw:polygon draw:style-name="gr15" draw:text-style-name="P10" draw:layer="layout" svg:width="0.834cm" svg:height="0.285cm" svg:x="38.993cm" svg:y="2.663cm" svg:viewBox="0 0 835 286" draw:points="289,0 0,286 835,198">
            <text:p/>
          </draw:polygon>
          <draw:polygon draw:style-name="gr15" draw:text-style-name="P10" draw:layer="layout" svg:width="0.489cm" svg:height="0.513cm" svg:x="39.275cm" svg:y="1.033cm" svg:viewBox="0 0 490 514" draw:points="0,321 490,514 103,0">
            <text:p/>
          </draw:polygon>
          <draw:polygon draw:style-name="gr15" draw:text-style-name="P10" draw:layer="layout" svg:width="0.394cm" svg:height="0.722cm" svg:x="39.406cm" svg:y="0.787cm" svg:viewBox="0 0 395 723" draw:points="0,200 395,723 364,0">
            <text:p/>
          </draw:polygon>
          <draw:polygon draw:style-name="gr15" draw:text-style-name="P10" draw:layer="layout" svg:width="0.647cm" svg:height="0.442cm" svg:x="38.673cm" svg:y="0.482cm" svg:viewBox="0 0 648 443" draw:points="0,80 648,443 471,0">
            <text:p/>
          </draw:polygon>
          <draw:polygon draw:style-name="gr15" draw:text-style-name="P10" draw:layer="layout" svg:width="0.274cm" svg:height="0.459cm" svg:x="38.968cm" svg:y="2.444cm" svg:viewBox="0 0 275 460" draw:points="101,0 0,460 275,190">
            <text:p/>
          </draw:polygon>
          <draw:polygon draw:style-name="gr15" draw:text-style-name="P10" draw:layer="layout" svg:width="0.504cm" svg:height="0.628cm" svg:x="39.261cm" svg:y="1.401cm" svg:viewBox="0 0 505 629" draw:points="505,198 0,0 39,629">
            <text:p/>
          </draw:polygon>
        </draw:g>
        <draw:frame draw:style-name="gr16" draw:text-style-name="P1" draw:layer="layout" svg:width="8.04cm" svg:height="7.231cm" svg:x="32.5cm" svg:y="5.569cm">
          <draw:image xlink:href="Pictures/100002010000128D000010AF9839972A5DB65A56.png" xlink:type="simple" xlink:show="embed" xlink:actuate="onLoad">
            <text:p/>
          </draw:image>
        </draw:frame>
        <draw:frame draw:style-name="gr16" draw:text-style-name="P1" draw:layer="layout" svg:width="9.5cm" svg:height="3.166cm" svg:x="0.4cm" svg:y="1.968cm">
          <draw:image xlink:href="Pictures/100002010000026A000000CEA8813BED1BD6900E.png" xlink:type="simple" xlink:show="embed" xlink:actuate="onLoad">
            <text:p/>
          </draw:image>
        </draw:frame>
        <draw:frame draw:style-name="gr17" draw:text-style-name="P11" draw:layer="layout" svg:width="5.8cm" svg:height="1.4cm" svg:x="-0.1cm" svg:y="0.1cm">
          <draw:text-box>
            <text:p text:style-name="P7"><text:span text:style-name="T3">sponsored by</text:span></text:p>
          </draw:text-box>
        </draw:frame>
        <draw:frame draw:style-name="gr16" draw:text-style-name="P1" draw:layer="layout" svg:width="6.476cm" svg:height="5.049cm" svg:x="39.724cm" svg:y="3.8cm">
          <draw:image xlink:href="Pictures/10000201000003310000027D23D433427724789D.png" xlink:type="simple" xlink:show="embed" xlink:actuate="onLoad">
            <text:p/>
          </draw:image>
        </draw:frame>
        <draw:frame draw:style-name="gr13" draw:text-style-name="P8" draw:layer="layout" svg:width="10.8cm" svg:height="1.58cm" svg:x="9.8cm" svg:y="0.782cm">
          <draw:text-box>
            <text:p text:style-name="P7"><text:span text:style-name="T1">BATTLEMESH v10</text:span></text:p>
          </draw:text-box>
        </draw:frame>
        <draw:g>
          <draw:path draw:style-name="gr18" draw:text-style-name="P12" draw:layer="layout" svg:width="2.294cm" svg:height="2.338cm" svg:x="57.854cm" svg:y="1.685cm" svg:viewBox="0 0 2295 2339" svg:d="M2295 1170c0 215-49 398-154 585-106 186-237 320-420 428-183 107-362 156-574 156-211 0-390-49-573-156-183-108-315-242-420-428-106-187-154-370-154-585 0-216 48-399 154-585 105-187 237-321 420-428 183-108 362-157 573-157 212 0 391 49 574 157 183 107 314 241 420 428 105 186 154 369 154 585z">
            <text:p/>
          </draw:path>
          <draw:path draw:style-name="gr18" draw:text-style-name="P12" draw:layer="layout" svg:width="2.476cm" svg:height="2.518cm" svg:x="59.805cm" svg:y="1.005cm" svg:viewBox="0 0 2477 2519" svg:d="M2477 1260c0 231-52 429-166 629-114 201-256 346-453 461-198 116-392 169-620 169s-421-53-619-169c-197-115-339-260-453-461-114-200-166-398-166-629 0-232 52-429 166-630s256-345 453-461c198-116 391-169 619-169s422 53 620 169c197 116 339 260 453 461s166 398 166 630z">
            <text:p/>
          </draw:path>
          <draw:path draw:style-name="gr19" draw:text-style-name="P12" draw:layer="layout" svg:width="3.239cm" svg:height="3.271cm" svg:x="59.418cm" svg:y="0.629cm" svg:viewBox="0 0 3240 3272" svg:d="M3240 1636c0 301-68 557-217 818s-335 448-593 599c-258 150-512 219-810 219s-552-69-810-219c-258-151-444-338-593-599s-217-517-217-818 68-557 217-818 335-448 593-599c258-150 512-219 810-219s552 69 810 219c258 151 444 338 593 599s217 517 217 818z">
            <text:p/>
          </draw:path>
          <draw:polygon draw:style-name="gr20" draw:text-style-name="P13" draw:layer="layout" svg:width="0.767cm" svg:height="0.582cm" svg:x="58.264cm" svg:y="2.291cm" svg:viewBox="0 0 768 583" draw:points="461,0 205,0 410,194 0,194 0,388 410,388 205,583 461,583 768,291">
            <text:p/>
          </draw:polygon>
          <draw:polygon draw:style-name="gr21" draw:text-style-name="P13" draw:layer="layout" svg:width="1.284cm" svg:height="0.996cm" svg:x="60.47cm" svg:y="2.084cm" svg:viewBox="0 0 1285 997" draw:points="910,997 589,665 1285,665 1285,332 589,332 910,0 482,0 0,499 482,997">
            <text:p/>
          </draw:polygon>
          <draw:path draw:style-name="gr22" draw:text-style-name="P4" draw:layer="layout" svg:width="0.299cm" svg:height="1.089cm" svg:x="57.6cm" svg:y="4.399cm" svg:viewBox="0 0 300 1090" svg:d="M58 1090h185v-759h57v-117h-57v-53c0-22 3-43 32-45h25v-116h-104c-113 0-138 46-138 104v110h-58v117h58z">
            <text:p/>
          </draw:path>
          <draw:path draw:style-name="gr22" draw:text-style-name="P4" draw:layer="layout" svg:width="0.457cm" svg:height="0.886cm" svg:x="57.951cm" svg:y="4.602cm" svg:viewBox="0 0 458 887" svg:d="M0 887h185v-708c0-24 2-53 48-53 38 0 40 29 40 53v290h185v-302c0-92 4-167-143-167-50 0-100 20-127 61h-3v-50h-185z">
            <text:p/>
          </draw:path>
          <draw:path draw:style-name="gr22" draw:text-style-name="P4" draw:layer="layout" svg:width="0.457cm" svg:height="0.897cm" svg:x="58.483cm" svg:y="4.602cm" svg:viewBox="0 0 458 898" svg:d="M273 542v205c0 40-17 43-44 43s-44-3-44-43v-278h273v-322c0-90-89-147-229-147-141 0-229 57-229 147v604c0 90 88 147 229 147 140 0 229-57 229-147v-209zM273 366h-88v-216c0-40 17-43 44-43s44 3 44 43z">
            <text:p/>
          </draw:path>
          <draw:path draw:style-name="gr22" draw:text-style-name="P4" draw:layer="layout" svg:width="0.184cm" svg:height="1.089cm" svg:x="59.027cm" svg:y="4.399cm" svg:viewBox="0 0 185 1090" svg:d="M185 1090v-876h-185v876zM185 0h-185v156h185z">
            <text:p/>
          </draw:path>
          <draw:path draw:style-name="gr22" draw:text-style-name="P4" draw:layer="layout" svg:width="0.299cm" svg:height="1.089cm" svg:x="59.272cm" svg:y="4.399cm" svg:viewBox="0 0 300 1090" svg:d="M58 1090h185v-759h57v-117h-57v-53c0-22 3-43 32-45h25v-116h-104c-113 0-138 46-138 104v110h-58v117h58z">
            <text:p/>
          </draw:path>
          <draw:path draw:style-name="gr22" draw:text-style-name="P4" draw:layer="layout" svg:width="0.457cm" svg:height="0.886cm" svg:x="59.623cm" svg:y="4.613cm" svg:viewBox="0 0 458 887" svg:d="M458 0h-185v708c0 24-2 53-48 53-38 0-40-29-40-53v-708h-185v720c0 92-4 167 142 167 50 0 100-20 127-61h4v50h185z">
            <text:p/>
          </draw:path>
          <draw:path draw:style-name="gr22" draw:text-style-name="P4" draw:layer="layout" svg:width="0.457cm" svg:height="0.886cm" svg:x="60.155cm" svg:y="4.602cm" svg:viewBox="0 0 458 887" svg:d="M0 887h185v-708c0-24 2-53 48-53 38 0 40 29 40 53v708h185v-729c0-92-2-158-143-158-50 0-100 20-127 61h-3v-50h-185z">
            <text:p/>
          </draw:path>
          <draw:polygon draw:style-name="gr22" draw:text-style-name="P4" draw:layer="layout" svg:width="0.482cm" svg:height="1.089cm" svg:x="60.691cm" svg:y="4.399cm" svg:viewBox="0 0 483 1090" draw:points="185,1090 185,629 192,629 294,1090 483,1090 371,609 477,214 292,214 192,617 185,617 185,0 0,0 0,1090">
            <text:p/>
          </draw:polygon>
          <draw:polygon draw:style-name="gr22" draw:text-style-name="P4" draw:layer="layout" svg:width="0.192cm" svg:height="0.17cm" svg:x="61.244cm" svg:y="5.318cm" svg:viewBox="0 0 193 171" draw:points="193,171 193,0 0,0 0,171">
            <text:p/>
          </draw:polygon>
          <draw:path draw:style-name="gr22" draw:text-style-name="P4" draw:layer="layout" svg:width="0.457cm" svg:height="0.886cm" svg:x="61.538cm" svg:y="4.602cm" svg:viewBox="0 0 458 887" svg:d="M0 887h185v-708c0-24 2-53 48-53 38 0 40 29 40 53v708h185v-729c0-92-2-158-143-158-50 0-100 20-127 61h-3v-50h-185z">
            <text:p/>
          </draw:path>
          <draw:path draw:style-name="gr22" draw:text-style-name="P4" draw:layer="layout" svg:width="0.457cm" svg:height="0.897cm" svg:x="62.07cm" svg:y="4.602cm" svg:viewBox="0 0 458 898" svg:d="M273 542v205c0 40-17 43-44 43s-44-3-44-43v-278h273v-322c0-90-89-147-229-147-141 0-229 57-229 147v604c0 90 88 147 229 147 140 0 229-57 229-147v-209zM273 366h-88v-216c0-40 17-43 44-43s44 3 44 43z">
            <text:p/>
          </draw:path>
          <draw:path draw:style-name="gr22" draw:text-style-name="P4" draw:layer="layout" svg:width="0.297cm" svg:height="1.033cm" svg:x="62.576cm" svg:y="4.455cm" svg:viewBox="0 0 298 1034" svg:d="M239 0h-185v158h-54v116h54v643c0 34 25 117 139 117h105v-117h-19c-19 0-40-4-40-70v-573h59v-116h-59z">
            <text:p/>
          </draw:path>
        </draw:g>
        <draw:frame draw:style-name="gr17" draw:text-style-name="P11" draw:layer="layout" svg:width="5.8cm" svg:height="1.4cm" svg:x="46.8cm" svg:y="0.1cm">
          <draw:text-box>
            <text:p text:style-name="P7"><text:span text:style-name="T3">endorsed by</text:span></text:p>
          </draw:text-box>
        </draw:frame>
        <draw:frame draw:style-name="gr16" draw:text-style-name="P1" draw:layer="layout" svg:width="9.844cm" svg:height="2.379cm" svg:x="0.394cm" svg:y="5.4cm">
          <draw:image xlink:href="Pictures/10000000000002A2000000A3B763B626459AF8F4.jpg" xlink:type="simple" xlink:show="embed" xlink:actuate="onLoad">
            <text:p/>
          </draw:image>
        </draw:frame>
        <draw:frame draw:style-name="gr16" draw:text-style-name="P1" draw:layer="layout" svg:width="3.958cm" svg:height="3.958cm" svg:x="6.629cm" svg:y="8.66cm">
          <draw:image xlink:href="Pictures/10000201000000AD000000ADC04399E61AF5DC59.png" xlink:type="simple" xlink:show="embed" xlink:actuate="onLoad">
            <text:p/>
          </draw:image>
        </draw:frame>
        <draw:frame draw:style-name="gr16" draw:text-style-name="P14" draw:layer="layout" svg:width="5.7cm" svg:height="1.763cm" svg:x="0.4cm" svg:y="9.637cm">
          <draw:image xlink:href="Pictures/1000000000001EBA00000981B1108E1BB50E189D.jpg" xlink:type="simple" xlink:show="embed" xlink:actuate="onLoad">
            <text:p/>
          </draw:image>
        </draw:frame>
        <draw:frame draw:style-name="gr23" draw:text-style-name="P14" draw:layer="layout" svg:width="11.604cm" svg:height="2.9cm" svg:x="42.295cm" svg:y="9.6cm">
          <draw:image xlink:href="Pictures/100002010000049D000001A957E7CFFF7924122B.png" xlink:type="simple" xlink:show="embed" xlink:actuate="onLoad">
            <text:p/>
          </draw:image>
        </draw:frame>
        <draw:g>
          <draw:path draw:style-name="gr24" draw:text-style-name="P15" draw:layer="layout" svg:width="9.761cm" svg:height="3.882cm" svg:x="46.7cm" svg:y="1.4cm" svg:viewBox="0 0 9762 3883" svg:d="M5141 28c-64 509-370 952-724 1307-228 223-492 412-788 535 59-202 11-429-120-592 26-313 7-627-26-939-167 202-290 435-392 675-128-34-269-26-394 5-101-182-241-339-407-465-35 246-27 498 3 741-70 93-118 204-126 320-21 14-32 36-49 4-218-221-341-511-470-788-155 763-565 1438-978 2087-215 326-443 642-670 960 84 24 150-54 223-82 503-272 994-606 1567-707 81-13 163-18 246-17-2-146 129-271 276-258 136-1 264 54 384 114 32-93 100-167 186-212 167 288 484 450 791 552 108 37 229 55 335 78-7 87 27 195 123 215 82-65 144-160 236-206 114-8 228-27 337-62 85 64 190 139 303 102 3-81-23-163-13-244 153-150 298-310 416-488-334 2-684-16-980-182 132-2 262 36 378 99 276-128 601-40 846 119 61 38 119 80 172 127 383-176 822-165 1235-127 927 97 1812 461 2588 969 36 19 75 31 113 46-123-216-304-390-455-587-659-790-1414-1503-2271-2076-598-405-1235-751-1892-1051-1 9-2 19-3 28z">
            <text:p/>
          </draw:path>
          <draw:path draw:style-name="gr25" draw:text-style-name="P16" draw:layer="layout" svg:width="9.579cm" svg:height="3.76cm" svg:x="46.788cm" svg:y="1.462cm" svg:viewBox="0 0 9580 3761" svg:d="M5091 0c-84 700-809 1589-1620 1881 34-78 53-163 53-251 0-151-55-290-146-401 21-230 19-509-14-843-136 177-244 395-337 615-65-19-135-29-207-29-81 0-159 13-231 36-78-145-183-294-353-435-26 246-17 470 17 666-86 109-142 244-126 342-46 3-55 41-56 72-201-173-341-410-497-755-139 617-558 1486-1574 2863 644-348 1294-791 1911-793 43-265 315-340 676-159 43-96 124-165 226-211 135 305 628 588 1156 646-28 108 26 202 63 208l210-199c130-6 259-28 381-68 88 67 185 129 253 114l-18-220c143-147 246-243 384-436-394-1-735-50-1024-252 150-30 323-13 503 81 509-216 1025 243 1025 243 620-299 2274-184 3834 855-852-1049-1949-2400-4489-3570z">
            <text:p/>
          </draw:path>
          <draw:polygon draw:style-name="gr26" draw:text-style-name="P15" draw:layer="layout" svg:width="0.551cm" svg:height="0.147cm" svg:x="49.254cm" svg:y="3.421cm" svg:viewBox="0 0 552 148" draw:points="0,84 66,148 510,114 552,0 489,56 82,119">
            <text:p/>
          </draw:polygon>
          <draw:path draw:style-name="gr26" draw:text-style-name="P15" draw:layer="layout" svg:width="1.346cm" svg:height="0.36cm" svg:x="48.906cm" svg:y="2.94cm" svg:viewBox="0 0 1347 361" svg:d="M522 228c39-77 35-81 287-155 159-47 315-97 339-22l194-51 5 33-191 68c-40 230-38 209-217 230-289 35-317 65-412-63l-76 10c-40 87-9 88-267 80-169-5-148-2-180-159-14-69-3-82 223-53 183 23 180 18 222 93z">
            <text:p/>
          </draw:path>
        </draw:g>
        <draw:frame draw:style-name="gr27" draw:text-style-name="P7" draw:layer="layout" svg:width="5.3cm" svg:height="3.802cm" svg:x="47.5cm" svg:y="5.1cm">
          <draw:image xlink:href="Pictures/1000020100000200000002001C28E97D208B987D.png" xlink:type="simple" xlink:show="embed" xlink:actuate="onLoad">
            <text:p/>
          </draw:image>
        </draw:frame>
        <draw:frame draw:style-name="gr28" draw:text-style-name="P7" draw:layer="layout" svg:width="6.779cm" svg:height="1.969cm" svg:x="56.221cm" svg:y="10.031cm">
          <draw:image xlink:href="Pictures/10001CF60000EDF30000451EEA66C4D9EFB3A2DC.svg" xlink:type="simple" xlink:show="embed" xlink:actuate="onLoad">
            <text:p/>
          </draw:image>
          <draw:image xlink:href="Pictures/10000201000005200000017D8E9D717222FFD3D6.png" xlink:type="simple" xlink:show="embed" xlink:actuate="onLoad"/>
        </draw:frame>
        <draw:frame draw:style-name="gr28" draw:text-style-name="P7" draw:layer="layout" svg:width="9.772cm" svg:height="2.997cm" svg:x="53.832cm" svg:y="6.103cm">
          <draw:image xlink:href="Pictures/1000020100000146000000645AC1A9F148D5FFD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4cm" fo:page-height="13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23:44:58.827199000</meta:creation-date>
    <meta:editing-duration>P0D</meta:editing-duration>
    <meta:editing-cycles>1</meta:editing-cycles>
    <meta:generator>LibreOffice/5.1.6.2$MacOSX_X86_64 LibreOffice_project/07ac168c60a517dba0f0d7bc7540f5afa45f0909</meta:generator>
    <meta:document-statistic meta:object-count="120"/>
  </office:meta>
</office:document-meta>
</file>